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artm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Children( List &lt; Department &gt;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Members( List &lt; Employee &gt; me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